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officeooo:paragraph-rsid="00160269" style:font-style-asian="italic" style:font-style-complex="italic"/>
    </style:style>
    <style:style style:name="P3" style:family="paragraph" style:parent-style-name="Standard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1602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BC</text:p>
      <text:p text:style-name="P1"/>
      <text:p text:style-name="P1">#first set the idle to start the program directly and not in edit mode as the program requires multiple gui!!</text:p>
      <text:p text:style-name="P2">#the program starts with a sound so its recommended to remove mp3 player from loop for best experience</text:p>
      <text:p text:style-name="Standard"/>
      <text:p text:style-name="Standard"/>
      <text:p text:style-name="Standard">* the first page consist of 3 options </text:p>
      <text:p text:style-name="Standard"><text:tab/>Winners(show name of t<text:span text:style-name="T1">h</text:span>ose who answ<text:span text:style-name="T1">e</text:span>red all 5 ques correctly)</text:p>
      <text:p text:style-name="Standard"><text:tab/>play(starts the game)</text:p>
      <text:p text:style-name="Standard"><text:tab/>quit(closes program)</text:p>
      <text:p text:style-name="Standard">*play</text:p>
      <text:p text:style-name="Standard"><text:tab/>the game consist of 5 ques related to programming and to win the game one must ans all the question correctly and <text:s/>if any ans is incorrect the game is terminated at that very point with a message "GAME OVER" else if you ans each one correctly after answering the fifth ques you get the msg that "You are the new winner of kbc"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4S</meta:editing-duration>
    <meta:editing-cycles>3</meta:editing-cycles>
    <meta:generator>LibreOffice/5.4.0.3$Windows_x86 LibreOffice_project/7556cbc6811c9d992f4064ab9287069087d7f62c</meta:generator>
    <dc:date>2017-11-20T13:05:23.928000000</dc:date>
    <meta:document-statistic meta:table-count="0" meta:image-count="0" meta:object-count="0" meta:page-count="1" meta:paragraph-count="9" meta:word-count="127" meta:character-count="690" meta:non-whitespace-character-count="565"/>
    <meta:user-defined meta:name="Info 1"/>
    <meta:user-defined meta:name="Info 2"/>
    <meta:user-defined meta:name="Info 3"/>
    <meta:user-defined meta:name="Info 4"/>
  </office:meta>
</office:document-meta>
</file>